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e3527" officeooo:paragraph-rsid="001e3527" style:font-size-asian="15pt" style:font-size-complex="15pt"/>
    </style:style>
    <style:style style:name="P2" style:family="paragraph" style:parent-style-name="Standard">
      <style:text-properties fo:font-size="15pt" fo:font-style="italic" fo:font-weight="bold" officeooo:rsid="001e3527" officeooo:paragraph-rsid="001e3527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size="15pt" officeooo:rsid="001e3527" officeooo:paragraph-rsid="001e3527" style:font-size-asian="15pt" style:font-size-complex="15pt"/>
    </style:style>
    <style:style style:name="T1" style:family="text">
      <style:text-properties officeooo:rsid="001f46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treal Seasoning</text:p>
      <text:p text:style-name="P1"/>
      <text:p text:style-name="P1">2 tablespoons paprika</text:p>
      <text:p text:style-name="P1">2 tablespoons crushed black pepper</text:p>
      <text:p text:style-name="P1">2 tablespoons kosher salt</text:p>
      <text:p text:style-name="P1">1 tablespoon granulated garlic</text:p>
      <text:p text:style-name="P1">1 tablespoon granulated onion</text:p>
      <text:p text:style-name="P1">1 tablespoon crushed coriander</text:p>
      <text:p text:style-name="P1">1 tablespoon dill</text:p>
      <text:p text:style-name="P1">1 tablespoon <text:span text:style-name="T1">Ancho chile powde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23:29:31.012865229</meta:creation-date>
    <dc:date>2016-06-15T23:28:05.509244877</dc:date>
    <meta:editing-duration>PT1M14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9" meta:word-count="34" meta:character-count="235" meta:non-whitespace-character-count="210"/>
  </office:meta>
</office:document-meta>
</file>